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5.7271in" fo:margin-left="0in" fo:break-before="page" table:align="left"/>
    </style:style>
    <style:style style:name="Tabelle1.A" style:family="table-column">
      <style:table-column-properties style:column-width="1.0951in"/>
    </style:style>
    <style:style style:name="Tabelle1.B" style:family="table-column">
      <style:table-column-properties style:column-width="0.6667in"/>
    </style:style>
    <style:style style:name="Tabelle1.C" style:family="table-column">
      <style:table-column-properties style:column-width="3.9653in"/>
    </style:style>
    <style:style style:name="Tabelle1.A1" style:family="table-cell">
      <style:table-cell-properties fo:padding="0.0556in" fo:border="0.0139in solid #a3a3a3"/>
    </style:style>
    <style:style style:name="Tabelle1.A2" style:family="table-cell">
      <style:table-cell-properties fo:padding="0.0556in" fo:border-left="0.0139in solid #a3a3a3" fo:border-right="0.0139in solid #a3a3a3" fo:border-top="none" fo:border-bottom="0.0139in solid #a3a3a3"/>
    </style:style>
    <style:style style:name="P1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Standard" style:list-style-name="L4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7" style:family="paragraph" style:parent-style-name="Standard" style:list-style-name="L5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8" style:family="paragraph" style:parent-style-name="Standard" style:list-style-name="L6">
      <style:paragraph-properties fo:margin-top="0in" fo:margin-bottom="0in" fo:line-height="100%"/>
      <style:text-properties style:font-name="Calibri" style:font-name-asian="Times New Roman" style:language-asian="de" style:country-asian="CH" style:font-name-complex="Calibri"/>
    </style:style>
    <style:style style:name="P9" style:family="paragraph" style:parent-style-name="Standard" style:list-style-name="L6">
      <style:paragraph-properties fo:margin-left="0in" fo:margin-right="0in" fo:margin-top="0in" fo:margin-bottom="0in" fo:line-height="100%" fo:text-indent="-0.25in" style:auto-text-indent="false"/>
      <style:text-properties style:font-name="Calibri" style:font-name-asian="Times New Roman" style:language-asian="de" style:country-asian="CH" style:font-name-complex="Calibri"/>
    </style:style>
    <style:style style:name="P10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Init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Schalte das System ein</text:p>
          </table:table-cell>
        </table:table-row>
        <table:table-row>
          <table:table-cell table:style-name="Tabelle1.A2" office:value-type="string">
            <text:p text:style-name="P1">C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et der zentralen Kontrolle, dass das System initialisiert werden soll</text:p>
          </table:table-cell>
        </table:table-row>
        <table:table-row>
          <table:table-cell table:style-name="Tabelle1.A2" office:value-type="string">
            <text:p text:style-name="P1">User Interfac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Interaktion mit Normal- und Super-User, Steuerung von Anzeigepanel sowie <text:s/>Knopf-Inputs</text:p>
          </table:table-cell>
        </table:table-row>
        <table:table-row>
          <table:table-cell table:style-name="Tabelle1.A1" office:value-type="string">
            <text:p text:style-name="P1">C9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 im Display</text:p>
          </table:table-cell>
        </table:table-row>
        <table:table-row>
          <table:table-cell table:style-name="Tabelle1.A2" office:value-type="string">
            <text:p text:style-name="P1">C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Zentrale Kontroll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as System</text:p>
          </table:table-cell>
        </table:table-row>
        <table:table-row>
          <table:table-cell table:style-name="Tabelle1.A2" office:value-type="string">
            <text:p text:style-name="P1">Produktedefinitionen (P4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Definition der Produkte (Kaffee, Espresso, Doppelter Kaffee, ...)</text:p>
          </table:table-cell>
        </table:table-row>
        <table:table-row>
          <table:table-cell table:style-name="Tabelle1.A2" office:value-type="string">
            <text:p text:style-name="P1">Hauptparameter (P3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Parameter, welche vom authorisierten Personal konfiguriert werden können</text:p>
          </table:table-cell>
        </table:table-row>
        <table:table-row>
          <table:table-cell table:style-name="Tabelle1.A2" office:value-type="string">
            <text:p text:style-name="P1">Betriebsparameter (P2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Parameter, welche vom Systemtechniker konfiguriert werden können</text:p>
          </table:table-cell>
        </table:table-row>
        <table:table-row>
          <table:table-cell table:style-name="Tabelle1.A2" office:value-type="string">
            <text:p text:style-name="P1">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peichert die aktuelle Uhrzeit im Pool "Zeit"</text:p>
          </table:table-cell>
        </table:table-row>
        <table:table-row>
          <table:table-cell table:style-name="Tabelle1.A2" office:value-type="string">
            <text:p text:style-name="P1">Zeit (P5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liefert aktuelle Zeit</text:p>
          </table:table-cell>
        </table:table-row>
        <table:table-row>
          <table:table-cell table:style-name="Tabelle1.A1" office:value-type="string">
            <text:p text:style-name="P1">Timer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Timer Queue</text:p>
          </table:table-cell>
        </table:table-row>
        <table:table-row>
          <table:table-cell table:style-name="Tabelle1.A2" office:value-type="string">
            <text:p text:style-name="P1">C1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ktiviert einen Timer</text:p>
          </table:table-cell>
        </table:table-row>
        <table:table-row>
          <table:table-cell table:style-name="Tabelle1.A1" office:value-type="string">
            <text:p text:style-name="P1">C14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Sendet einen Timer Event</text:p>
          </table:table-cell>
        </table:table-row>
        <table:table-row>
          <table:table-cell table:style-name="Tabelle1.A2" office:value-type="string">
            <text:p text:style-name="P1">Wart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Wartungsmodus</text:p>
          </table:table-cell>
        </table:table-row>
        <table:table-row>
          <table:table-cell table:style-name="Tabelle1.A2" office:value-type="string">
            <text:p text:style-name="P1">Statistikdaten (P1)</text:p>
          </table:table-cell>
          <table:table-cell table:style-name="Tabelle1.A2" office:value-type="string">
            <text:p text:style-name="P1">Pool</text:p>
          </table:table-cell>
          <table:table-cell table:style-name="Tabelle1.A2" office:value-type="string">
            <text:p text:style-name="P1">Enhält Statistiken über die ausgelassenen Kaffeemengen</text:p>
          </table:table-cell>
        </table:table-row>
        <table:table-row>
          <table:table-cell table:style-name="Tabelle1.A2" office:value-type="string">
            <text:p text:style-name="P1">C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t den Wartungsmodus</text:p>
          </table:table-cell>
        </table:table-row>
        <table:table-row>
          <table:table-cell table:style-name="Tabelle1.A2" office:value-type="string">
            <text:p text:style-name="P1">C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Liefert das Flüssigkeitsniveau in der Kaffeetasse</text:p>
          </table:table-cell>
        </table:table-row>
        <table:table-row>
          <table:table-cell table:style-name="Tabelle1.A2" office:value-type="string">
            <text:p text:style-name="P1">Wasserzufuhr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Liest von beiden Sensoren, da nicht blockierend kein Problem</text:p>
          </table:table-cell>
        </table:table-row>
        <table:table-row>
          <table:table-cell table:style-name="Tabelle1.A1" office:value-type="string">
            <text:p text:style-name="P1">CW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Meldungen:</text:p>
            <text:list xml:id="list1146957235" text:style-name="L4">
              <text:list-item>
                <text:p text:style-name="P6"><text:soft-page-break/>Gib Wasser aus</text:p>
              </text:list-item>
              <text:list-item>
                <text:p text:style-name="P6">Durchflussmenge</text:p>
              </text:list-item>
              <text:list-item>
                <text:p text:style-name="P6">Temperatu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en:</text:p>
            <text:list xml:id="list1747504670" text:style-name="L5">
              <text:list-item>
                <text:p text:style-name="P7">Erfolg</text:p>
              </text:list-item>
              <text:list-item>
                <text:p text:style-name="P7">Fehl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1630263101" text:style-name="L3">
              <text:list-item>
                <text:p text:style-name="P5"/>
              </text:list-item>
              <text:list-item>
                <text:p text:style-name="P5"/>
              </text:list-item>
            </text:list>
          </table:table-cell>
        </table:table-row>
        <table:table-row>
          <table:table-cell table:style-name="Tabelle1.A2" office:value-type="string">
            <text:p text:style-name="P1">CW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en:</text:p>
            <text:list xml:id="list673731200" text:continue-numbering="true" text:style-name="L3">
              <text:list-item>
                <text:p text:style-name="P5">Starte Pumpe</text:p>
              </text:list-item>
              <text:list-item>
                <text:p text:style-name="P5">Stoppe Pumpe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602678978" text:style-name="L6">
              <text:list-item>
                <text:p text:style-name="P8">Aktueller Durchfluss</text:p>
                <text:p text:style-name="P9">Sensor ist nicht blockierend!</text:p>
              </text:list-item>
            </text:list>
          </table:table-cell>
        </table:table-row>
        <table:table-row>
          <table:table-cell table:style-name="Tabelle1.A1" office:value-type="string">
            <text:p text:style-name="P1">CW6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Meldungen:</text:p>
            <text:list xml:id="list777652453" text:style-name="L1">
              <text:list-item>
                <text:p text:style-name="P3">Aktiviere Durchlauferhitzer</text:p>
              </text:list-item>
              <text:list-item>
                <text:p text:style-name="P3">Deaktiviere Durchlauferhitzer</text:p>
              </text:list-item>
            </text:list>
          </table:table-cell>
        </table:table-row>
        <table:table-row>
          <table:table-cell table:style-name="Tabelle1.A2" office:value-type="string">
            <text:p text:style-name="P1">CW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923122341" text:style-name="L2">
              <text:list-item>
                <text:p text:style-name="P4">Aktuelle Wassertemperatur</text:p>
              </text:list-item>
            </text:list>
            <text:p text:style-name="P1">Sensor ist nicht blockierend!</text:p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C1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</table:table-cell>
        </table:table-row>
        <table:table-row>
          <table:table-cell table:style-name="Tabelle1.A2" office:value-type="string">
            <text:p text:style-name="P1">C1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(Job erledigt, evtl. Statistik-Daten) und/oder Fehlermeldung (Bohnen leer, Kaffee-Kuchen-Behälter voll)</text:p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1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OK, Warning: Beinahe voll, Error: Ueberfüllt</text:p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Dosierer: Mahstärke 0 – 100 %</text:p>
            <text:p text:style-name="P1">Wird mittels Timer an- und abgestellt</text:p>
          </table:table-cell>
        </table:table-row>
        <table:table-row>
          <table:table-cell table:style-name="Tabelle1.A2" office:value-type="string">
            <text:p text:style-name="P1">C2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ohnen-Sensor-Wert: Hat noch genug für zwei Kaffees, Nachfüllen</text:p>
          </table:table-cell>
        </table:table-row>
        <text:soft-page-break/>
        <table:table-row>
          <table:table-cell table:style-name="Tabelle1.A2" office:value-type="string">
            <text:p text:style-name="P1">C2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able:table-row>
          <table:table-cell table:style-name="Tabelle1.A2" office:value-type="string">
            <text:p text:style-name="P1">C2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7874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8M53S</meta:editing-duration>
    <meta:editing-cycles>9</meta:editing-cycles>
    <meta:generator>LibreOffice/3.3$Unix LibreOffice_project/330m19$Build-202</meta:generator>
    <dc:date>2011-07-07T19:50:28</dc:date>
    <dc:creator>Elmar Vonlanthen</dc:creator>
    <meta:document-statistic meta:table-count="1" meta:image-count="0" meta:object-count="0" meta:page-count="4" meta:paragraph-count="123" meta:word-count="323" meta:character-count="2122"/>
    <meta:user-defined meta:name="Info 1"/>
    <meta:user-defined meta:name="Info 2"/>
    <meta:user-defined meta:name="Info 3"/>
    <meta:user-defined meta:name="Info 4"/>
  </office:meta>
</office:document-meta>
</file>